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E0000004F9EFA6229.jpg"/>
  <manifest:file-entry manifest:media-type="" manifest:full-path="Pictures/20000007000027F7000006DFD46F969B.wmf"/>
  <manifest:file-entry manifest:media-type="image/jpeg" manifest:full-path="Pictures/10000000000000E10000005BDB275A7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5" style:family="table">
      <style:table-properties style:width="17.639cm" table:align="margins" style:writing-mode="lr-tb"/>
    </style:style>
    <style:style style:name="Taula5.A" style:family="table-column">
      <style:table-column-properties style:column-width="17.639cm" style:rel-column-width="65535*"/>
    </style:style>
    <style:style style:name="Taula5.A1" style:family="table-cell">
      <style:table-cell-properties fo:background-color="#99ccff" fo:padding="0.097cm" fo:border="0.002cm solid #000000">
        <style:background-image/>
      </style:table-cell-properties>
    </style:style>
    <style:style style:name="Tau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6" style:family="table">
      <style:table-properties style:width="17.639cm" table:align="margins" style:writing-mode="lr-tb"/>
    </style:style>
    <style:style style:name="Taula6.A" style:family="table-column">
      <style:table-column-properties style:column-width="17.639cm" style:rel-column-width="65535*"/>
    </style:style>
    <style:style style:name="Taula6.A1" style:family="table-cell">
      <style:table-cell-properties fo:background-color="#99ccff" fo:padding="0.097cm" fo:border="0.002cm solid #000000">
        <style:background-image/>
      </style:table-cell-properties>
    </style:style>
    <style:style style:name="Tau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7" style:family="table">
      <style:table-properties style:width="17.639cm" table:align="margins" style:writing-mode="lr-tb"/>
    </style:style>
    <style:style style:name="Taula7.A" style:family="table-column">
      <style:table-column-properties style:column-width="17.639cm" style:rel-column-width="65535*"/>
    </style:style>
    <style:style style:name="Taula7.A1" style:family="table-cell">
      <style:table-cell-properties fo:background-color="#99ccff" fo:padding="0.097cm" fo:border="0.002cm solid #000000">
        <style:background-image/>
      </style:table-cell-properties>
    </style:style>
    <style:style style:name="Tau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8" style:family="table">
      <style:table-properties style:width="17.639cm" table:align="margins" style:writing-mode="lr-tb"/>
    </style:style>
    <style:style style:name="Taula8.A" style:family="table-column">
      <style:table-column-properties style:column-width="17.639cm" style:rel-column-width="65535*"/>
    </style:style>
    <style:style style:name="Taula8.A1" style:family="table-cell">
      <style:table-cell-properties fo:background-color="#99ccff" fo:padding="0.097cm" fo:border="0.002cm solid #000000">
        <style:background-image/>
      </style:table-cell-properties>
    </style:style>
    <style:style style:name="Taula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9" style:family="table">
      <style:table-properties style:width="17.639cm" table:align="margins" style:writing-mode="lr-tb"/>
    </style:style>
    <style:style style:name="Taula9.A" style:family="table-column">
      <style:table-column-properties style:column-width="13.878cm" style:rel-column-width="51561*"/>
    </style:style>
    <style:style style:name="Taula9.B" style:family="table-column">
      <style:table-column-properties style:column-width="3.761cm" style:rel-column-width="13974*"/>
    </style:style>
    <style:style style:name="Taula9.A1" style:family="table-cell">
      <style:table-cell-properties fo:background-color="#99ccff" fo:padding="0.097cm" fo:border="0.002cm solid #000000">
        <style:background-image/>
      </style:table-cell-properties>
    </style:style>
    <style:style style:name="Taula9.A2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ula9.B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9.A3" style:family="table-cell">
      <style:table-cell-properties fo:padding="0.097cm" fo:border-left="0.002cm solid #000000" fo:border-right="none" fo:border-top="none" fo:border-bottom="0.002cm solid #000000"/>
    </style:style>
    <style:style style:name="Taula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0" style:family="table">
      <style:table-properties style:width="17.639cm" table:align="margins" style:writing-mode="lr-tb"/>
    </style:style>
    <style:style style:name="Taula10.A" style:family="table-column">
      <style:table-column-properties style:column-width="17.639cm" style:rel-column-width="65535*"/>
    </style:style>
    <style:style style:name="Taula10.A1" style:family="table-cell">
      <style:table-cell-properties fo:background-color="#99ccff" fo:padding="0.097cm" fo:border="0.002cm solid #000000">
        <style:background-image/>
      </style:table-cell-properties>
    </style:style>
    <style:style style:name="Taula10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1" style:family="table">
      <style:table-properties style:width="17.639cm" table:align="margins" style:writing-mode="lr-tb"/>
    </style:style>
    <style:style style:name="Taula11.A" style:family="table-column">
      <style:table-column-properties style:column-width="17.639cm" style:rel-column-width="65535*"/>
    </style:style>
    <style:style style:name="Taula11.A1" style:family="table-cell">
      <style:table-cell-properties fo:background-color="#00b8ff" fo:padding="0.097cm" fo:border="0.002cm solid #000000">
        <style:background-image/>
      </style:table-cell-properties>
    </style:style>
    <style:style style:name="Taula11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2" style:family="table">
      <style:table-properties style:width="17.639cm" table:align="margins" style:writing-mode="lr-tb"/>
    </style:style>
    <style:style style:name="Taula12.A" style:family="table-column">
      <style:table-column-properties style:column-width="17.639cm" style:rel-column-width="65535*"/>
    </style:style>
    <style:style style:name="Taula12.A1" style:family="table-cell">
      <style:table-cell-properties fo:background-color="#00b8ff" fo:padding="0.097cm" fo:border="0.002cm solid #000000">
        <style:background-image/>
      </style:table-cell-properties>
    </style:style>
    <style:style style:name="Taula12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3" style:family="table">
      <style:table-properties style:width="17.639cm" table:align="margins" style:writing-mode="lr-tb"/>
    </style:style>
    <style:style style:name="Taula13.A" style:family="table-column">
      <style:table-column-properties style:column-width="17.639cm" style:rel-column-width="65535*"/>
    </style:style>
    <style:style style:name="Taula13.A1" style:family="table-cell">
      <style:table-cell-properties fo:background-color="#00b8ff" fo:padding="0.097cm" fo:border="0.002cm solid #000000">
        <style:background-image/>
      </style:table-cell-properties>
    </style:style>
    <style:style style:name="Taula13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2" style:family="table">
      <style:table-properties style:width="17.639cm" table:align="margins" style:writing-mode="lr-tb"/>
    </style:style>
    <style:style style:name="Taula2.A" style:family="table-column">
      <style:table-column-properties style:column-width="8.819cm" style:rel-column-width="32767*"/>
    </style:style>
    <style:style style:name="Taula2.B" style:family="table-column">
      <style:table-column-properties style:column-width="8.819cm" style:rel-column-width="32768*"/>
    </style:style>
    <style:style style:name="Taula2.A1" style:family="table-cell">
      <style:table-cell-properties fo:background-color="#99ccff" fo:padding="0.097cm" fo:border="0.002cm solid #000000">
        <style:background-image/>
      </style:table-cell-properties>
    </style:style>
    <style:style style:name="Taula2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ula2.B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3" style:family="table">
      <style:table-properties style:width="17.639cm" table:align="margins" style:writing-mode="lr-tb"/>
    </style:style>
    <style:style style:name="Taula3.A" style:family="table-column">
      <style:table-column-properties style:column-width="17.639cm" style:rel-column-width="65535*"/>
    </style:style>
    <style:style style:name="Taula3.A1" style:family="table-cell">
      <style:table-cell-properties fo:background-color="#99ccff" fo:padding="0.097cm" fo:border="0.002cm solid #000000">
        <style:background-image/>
      </style:table-cell-properties>
    </style:style>
    <style:style style:name="Taula3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4" style:family="table">
      <style:table-properties style:width="17.639cm" table:align="margins" style:writing-mode="lr-tb"/>
    </style:style>
    <style:style style:name="Taula14.A" style:family="table-column">
      <style:table-column-properties style:column-width="17.639cm" style:rel-column-width="65535*"/>
    </style:style>
    <style:style style:name="Taula14.A1" style:family="table-cell">
      <style:table-cell-properties fo:background-color="#99ccff" fo:padding="0.097cm" fo:border="0.002cm solid #000000">
        <style:background-image/>
      </style:table-cell-properties>
    </style:style>
    <style:style style:name="Taula14.A2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4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4" style:family="table">
      <style:table-properties style:width="17.639cm" table:align="margins" style:writing-mode="lr-tb"/>
    </style:style>
    <style:style style:name="Taula4.A" style:family="table-column">
      <style:table-column-properties style:column-width="17.639cm" style:rel-column-width="65535*"/>
    </style:style>
    <style:style style:name="Taula4.A1" style:family="table-cell">
      <style:table-cell-properties fo:background-color="#99ccff" fo:padding="0.097cm" fo:border="0.002cm solid #000000">
        <style:background-image/>
      </style:table-cell-properties>
    </style:style>
    <style:style style:name="Tau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5" style:family="table">
      <style:table-properties style:width="17.639cm" table:align="margins" style:writing-mode="lr-tb"/>
    </style:style>
    <style:style style:name="Taula15.A" style:family="table-column">
      <style:table-column-properties style:column-width="17.639cm" style:rel-column-width="65535*"/>
    </style:style>
    <style:style style:name="Taula15.A1" style:family="table-cell">
      <style:table-cell-properties fo:background-color="#99ccff" fo:padding="0.097cm" fo:border="0.002cm solid #000000">
        <style:background-image/>
      </style:table-cell-properties>
    </style:style>
    <style:style style:name="Taula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6" style:family="table">
      <style:table-properties style:width="17.639cm" table:align="margins" style:writing-mode="lr-tb"/>
    </style:style>
    <style:style style:name="Taula16.A" style:family="table-column">
      <style:table-column-properties style:column-width="17.639cm" style:rel-column-width="65535*"/>
    </style:style>
    <style:style style:name="Taula16.A1" style:family="table-cell">
      <style:table-cell-properties fo:background-color="#99ccff" fo:padding="0.097cm" fo:border="0.002cm solid #000000">
        <style:background-image/>
      </style:table-cell-properties>
    </style:style>
    <style:style style:name="Taula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1" fo:font-size="14pt" fo:font-weight="bold" style:font-size-asian="14pt" style:font-weight-asian="bold" style:font-name-complex="Arial1" style:font-size-complex="14pt"/>
    </style:style>
    <style:style style:name="P2" style:family="paragraph" style:parent-style-name="Header">
      <style:text-properties style:font-name="Arial1" fo:font-size="9pt" style:font-size-asian="9pt" style:font-name-complex="Arial1" style:font-size-complex="9pt"/>
    </style:style>
    <style:style style:name="P3" style:family="paragraph" style:parent-style-name="Header">
      <style:text-properties fo:font-size="10pt" fo:language="zxx" fo:country="none" style:font-size-asian="10pt" style:language-asian="zxx" style:country-asian="none" style:font-size-complex="10pt"/>
    </style:style>
    <style:style style:name="P4" style:family="paragraph" style:parent-style-name="Footnote">
      <style:paragraph-properties fo:text-align="start" style:justify-single-word="false"/>
    </style:style>
    <style:style style:name="P5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text-properties fo:color="#cccccc" style:font-name="Arial"/>
    </style:style>
    <style:style style:name="P10" style:family="paragraph" style:parent-style-name="Standard">
      <style:text-properties style:font-name="Arial1"/>
    </style:style>
    <style:style style:name="P11" style:family="paragraph" style:parent-style-name="Standard">
      <style:text-properties style:font-name="Arial1" fo:language="es" fo:country="ES"/>
    </style:style>
    <style:style style:name="P12" style:family="paragraph" style:parent-style-name="Standard">
      <style:text-properties style:font-name="Arial1" fo:language="es" fo:country="ES"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language="es" fo:country="ES"/>
    </style:style>
    <style:style style:name="P14" style:family="paragraph" style:parent-style-name="Standard">
      <style:text-properties style:font-name="Arial1" fo:font-size="10pt" fo:language="es" fo:country="ES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style:font-name-complex="Arial1"/>
    </style:style>
    <style:style style:name="P17" style:family="paragraph" style:parent-style-name="Standard">
      <style:text-properties fo:color="#808080" style:font-name="Arial1" fo:language="es" fo:country="ES" fo:font-weight="bold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Arial1" fo:language="es" fo:country="ES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2pt" fo:language="es" fo:country="ES" style:text-underline-style="solid" style:text-underline-width="auto" style:text-underline-color="font-color" fo:font-weight="bold" style:font-size-asian="12pt" style:font-weight-asian="bold"/>
    </style:style>
    <style:style style:name="P20" style:family="paragraph" style:parent-style-name="Standard" style:list-style-name="WW8Num6">
      <style:text-properties style:font-name="Arial1" fo:language="es" fo:country="ES"/>
    </style:style>
    <style:style style:name="P21" style:family="paragraph" style:parent-style-name="Standard" style:list-style-name="L2">
      <style:text-properties style:font-name="Arial1" fo:font-size="10pt" fo:language="es" fo:country="ES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3">
      <style:text-properties style:font-name="Arial1" fo:font-size="10pt" fo:language="es" fo:country="ES" fo:font-weight="normal" style:font-size-asian="10pt" style:font-weight-asian="normal" style:font-size-complex="10pt" style:font-weight-complex="normal"/>
    </style:style>
    <style:style style:name="P23" style:family="paragraph" style:parent-style-name="Standard" style:list-style-name="L4">
      <style:text-properties style:font-name="Arial1" fo:font-size="10pt" fo:language="es" fo:country="ES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5">
      <style:text-properties style:font-name="Arial1" fo:font-size="10pt" fo:language="es" fo:country="ES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L6">
      <style:text-properties style:font-name="Arial1" fo:font-size="10pt" fo:language="es" fo:country="ES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text-properties fo:color="#808080" style:font-name="Arial1" fo:language="es" fo:country="ES" fo:font-weight="bold" style:font-weight-asian="bold" style:font-weight-complex="bold"/>
    </style:style>
    <style:style style:name="P27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fo:margin-top="0.501cm" fo:margin-bottom="0.5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GRAMACIÓ DE MÒDUL PROFESSIONAL. <text:span text:style-name="T2">(Antic crèdit)</text:span></text:p>
      <text:p text:style-name="P11"/>
      <text:p text:style-name="P11"/>
      <table:table table:name="Taula5" table:style-name="Taula5">
        <table:table-column table:style-name="Taula5.A"/>
        <table:table-row>
          <table:table-cell table:style-name="Taula5.A1" office:value-type="string">
            <text:p text:style-name="P12">Nom del Cicle formatiu (hores)</text:p>
          </table:table-cell>
        </table:table-row>
        <table:table-row>
          <table:table-cell table:style-name="Taula5.A2" office:value-type="string">
            <text:p text:style-name="P11"/>
          </table:table-cell>
        </table:table-row>
      </table:table>
      <text:p text:style-name="P11"/>
      <table:table table:name="Taula6" table:style-name="Taula6">
        <table:table-column table:style-name="Taula6.A"/>
        <table:table-row>
          <table:table-cell table:style-name="Taula6.A1" office:value-type="string">
            <text:p text:style-name="P12">Nom i codi del Mòdul professional.</text:p>
          </table:table-cell>
        </table:table-row>
        <table:table-row>
          <table:table-cell table:style-name="Taula6.A2" office:value-type="string">
            <text:p text:style-name="P11"/>
          </table:table-cell>
        </table:table-row>
      </table:table>
      <text:p text:style-name="P11"/>
      <text:p text:style-name="P11"/>
      <table:table table:name="Taula7" table:style-name="Taula7">
        <table:table-column table:style-name="Taula7.A"/>
        <table:table-row>
          <table:table-cell table:style-name="Taula7.A1" office:value-type="string">
            <text:p text:style-name="P12">Curs del cicle</text:p>
          </table:table-cell>
        </table:table-row>
        <table:table-row>
          <table:table-cell table:style-name="Taula7.A2" office:value-type="string">
            <text:p text:style-name="P11"/>
          </table:table-cell>
        </table:table-row>
      </table:table>
      <text:p text:style-name="P11"/>
      <text:p text:style-name="P11"/>
      <table:table table:name="Taula8" table:style-name="Taula8">
        <table:table-column table:style-name="Taula8.A"/>
        <table:table-row>
          <table:table-cell table:style-name="Taula8.A1" office:value-type="string">
            <text:p text:style-name="P12">Durada</text:p>
          </table:table-cell>
        </table:table-row>
        <table:table-row>
          <table:table-cell table:style-name="Taula8.A2" office:value-type="string">
            <text:p text:style-name="P11"/>
          </table:table-cell>
        </table:table-row>
      </table:table>
      <text:p text:style-name="P11"/>
      <text:p text:style-name="P11"/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12">Relació d'Unitats formatives</text:p>
          </table:table-cell>
          <table:covered-table-cell/>
        </table:table-row>
        <table:table-row>
          <table:table-cell table:style-name="Taula9.A2" office:value-type="string">
            <text:p text:style-name="P12">Nom de la Unitat formativa</text:p>
          </table:table-cell>
          <table:table-cell table:style-name="Taula9.B2" office:value-type="string">
            <text:p text:style-name="P12">Durada</text:p>
          </table:table-cell>
        </table:table-row>
        <table:table-row>
          <table:table-cell table:style-name="Taula9.A3" office:value-type="string">
            <text:p text:style-name="P11"/>
          </table:table-cell>
          <table:table-cell table:style-name="Taula9.B3" office:value-type="string">
            <text:p text:style-name="P11"/>
          </table:table-cell>
        </table:table-row>
        <table:table-row>
          <table:table-cell table:style-name="Taula9.A3" office:value-type="string">
            <text:p text:style-name="P11"/>
          </table:table-cell>
          <table:table-cell table:style-name="Taula9.B3" office:value-type="string">
            <text:p text:style-name="P11"/>
          </table:table-cell>
        </table:table-row>
        <table:table-row>
          <table:table-cell table:style-name="Taula9.A3" office:value-type="string">
            <text:p text:style-name="P11"/>
          </table:table-cell>
          <table:table-cell table:style-name="Taula9.B3" office:value-type="string">
            <text:p text:style-name="P11"/>
          </table:table-cell>
        </table:table-row>
        <table:table-row>
          <table:table-cell table:style-name="Taula9.A3" office:value-type="string">
            <text:p text:style-name="P11"/>
          </table:table-cell>
          <table:table-cell table:style-name="Taula9.B3" office:value-type="string">
            <text:p text:style-name="P11"/>
          </table:table-cell>
        </table:table-row>
        <table:table-row>
          <table:table-cell table:style-name="Taula9.A3" office:value-type="string">
            <text:p text:style-name="P11"/>
          </table:table-cell>
          <table:table-cell table:style-name="Taula9.B3" office:value-type="string">
            <text:p text:style-name="P11"/>
          </table:table-cell>
        </table:table-row>
      </table:table>
      <text:p text:style-name="P11"/>
      <text:p text:style-name="P11"/>
      <text:p text:style-name="P18"/>
      <table:table table:name="Taula10" table:style-name="Taula10">
        <table:table-column table:style-name="Taula10.A"/>
        <table:table-row>
          <table:table-cell table:style-name="Taula10.A1" office:value-type="string">
            <text:p text:style-name="P12">Currículm del mòdul professional</text:p>
          </table:table-cell>
        </table:table-row>
        <table:table-row>
          <table:table-cell table:style-name="Taula10.A2" office:value-type="string">
            <text:p text:style-name="P14">Observació: Per a cada unitat formativa <text:s/>(UF) del mòdul professional, s’indicarà el repertori de resultats d’aprenentatge (RA), amb els criteris d’avaluació (CA) <text:s/>i els continguts associats (C).</text:p>
          </table:table-cell>
        </table:table-row>
      </table:table>
      <text:p text:style-name="P11">***** penso que aquest apartat és pot ometre ja que aquesta informació estarà al decret ****</text:p>
      <table:table table:name="Taula11" table:style-name="Taula11">
        <table:table-column table:style-name="Taula11.A"/>
        <table:table-row>
          <table:table-cell table:style-name="Taula11.A1" office:value-type="string">
            <text:p text:style-name="P8">UF1. Nom de la unitat formativa</text:p>
          </table:table-cell>
        </table:table-row>
        <table:table-row>
          <table:table-cell table:style-name="Taula11.A2" office:value-type="string">
            <text:p text:style-name="P7">Resultats d'aprenentatge</text:p>
          </table:table-cell>
        </table:table-row>
        <table:table-row>
          <table:table-cell table:style-name="Taula11.A3" office:value-type="string">
            <text:p text:style-name="P9">Copiats del currículum</text:p>
          </table:table-cell>
        </table:table-row>
        <table:table-row>
          <table:table-cell table:style-name="Taula11.A2" office:value-type="string">
            <text:p text:style-name="P7">Criteris d'avaluació</text:p>
          </table:table-cell>
        </table:table-row>
        <table:table-row>
          <table:table-cell table:style-name="Taula11.A3" office:value-type="string">
            <text:p text:style-name="P9">Copiats del currículum</text:p>
          </table:table-cell>
        </table:table-row>
        <table:table-row>
          <table:table-cell table:style-name="Taula11.A2" office:value-type="string">
            <text:p text:style-name="P7">Continguts</text:p>
          </table:table-cell>
        </table:table-row>
        <table:table-row>
          <table:table-cell table:style-name="Taula11.A3" office:value-type="string">
            <text:p text:style-name="P9">Copiats del currículum</text:p>
          </table:table-cell>
        </table:table-row>
      </table:table>
      <text:p text:style-name="P11"/>
      <table:table table:name="Taula12" table:style-name="Taula12">
        <table:table-column table:style-name="Taula12.A"/>
        <table:table-row>
          <table:table-cell table:style-name="Taula12.A1" office:value-type="string">
            <text:p text:style-name="P8">UF2. Nom de la unitat formativa</text:p>
          </table:table-cell>
        </table:table-row>
        <table:table-row>
          <table:table-cell table:style-name="Taula12.A2" office:value-type="string">
            <text:p text:style-name="P7">Resultats d'aprenentatge</text:p>
          </table:table-cell>
        </table:table-row>
        <table:table-row>
          <table:table-cell table:style-name="Taula12.A3" office:value-type="string">
            <text:p text:style-name="P9">Copiats del currículum</text:p>
          </table:table-cell>
        </table:table-row>
        <table:table-row>
          <table:table-cell table:style-name="Taula12.A2" office:value-type="string">
            <text:p text:style-name="P7">Criteris d'avaluació</text:p>
          </table:table-cell>
        </table:table-row>
        <table:table-row>
          <table:table-cell table:style-name="Taula12.A3" office:value-type="string">
            <text:p text:style-name="P9">Copiats del currículum</text:p>
          </table:table-cell>
        </table:table-row>
        <table:table-row>
          <table:table-cell table:style-name="Taula12.A2" office:value-type="string">
            <text:p text:style-name="P7">Continguts</text:p>
          </table:table-cell>
        </table:table-row>
        <table:table-row>
          <table:table-cell table:style-name="Taula12.A3" office:value-type="string">
            <text:p text:style-name="P9">Copiats del currículum</text:p>
          </table:table-cell>
        </table:table-row>
      </table:table>
      <text:p text:style-name="P11"/>
      <table:table table:name="Taula13" table:style-name="Taula13">
        <table:table-column table:style-name="Taula13.A"/>
        <table:table-row>
          <table:table-cell table:style-name="Taula13.A1" office:value-type="string">
            <text:p text:style-name="P8">UF3. Nom de la unitat formativa</text:p>
          </table:table-cell>
        </table:table-row>
        <table:table-row>
          <table:table-cell table:style-name="Taula13.A2" office:value-type="string">
            <text:p text:style-name="P7">Resultats d'aprenentatge</text:p>
          </table:table-cell>
        </table:table-row>
        <table:table-row>
          <table:table-cell table:style-name="Taula13.A3" office:value-type="string">
            <text:p text:style-name="P9">Copiats del currículum</text:p>
          </table:table-cell>
        </table:table-row>
        <table:table-row>
          <table:table-cell table:style-name="Taula13.A2" office:value-type="string">
            <text:p text:style-name="P7">Criteris d'avaluació</text:p>
          </table:table-cell>
        </table:table-row>
        <table:table-row>
          <table:table-cell table:style-name="Taula13.A3" office:value-type="string">
            <text:p text:style-name="P9">Copiats del currículum</text:p>
          </table:table-cell>
        </table:table-row>
        <table:table-row>
          <table:table-cell table:style-name="Taula13.A2" office:value-type="string">
            <text:p text:style-name="P7">Continguts</text:p>
          </table:table-cell>
        </table:table-row>
        <table:table-row>
          <table:table-cell table:style-name="Taula13.A3" office:value-type="string">
            <text:p text:style-name="P9">Copiats del currículum</text:p>
          </table:table-cell>
        </table:table-row>
      </table:table>
      <text:p text:style-name="P11"/>
      <text:p text:style-name="P11">*******Afegir les graelles necessàries*******</text:p>
      <text:list text:style-name="WW8Num6">
        <text:list-header>
          <text:p text:style-name="P20"/>
        </text:list-header>
      </text:list>
      <text:p text:style-name="P11"/>
      <text:p text:style-name="P18"><text:s/></text:p>
      <text:p text:style-name="P11"/>
      <table:table table:name="Taula2" table:style-name="Taula2">
        <table:table-column table:style-name="Taula2.A"/>
        <table:table-column table:style-name="Taula2.B"/>
        <table:table-row>
          <table:table-cell table:style-name="Taula2.A1" table:number-columns-spanned="2" office:value-type="string">
            <text:p text:style-name="P12">Programació de les Unitats formatives</text:p>
          </table:table-cell>
          <table:covered-table-cell/>
        </table:table-row>
        <table:table-row>
          <table:table-cell table:style-name="Taula2.A2" table:number-columns-spanned="2" office:value-type="string">
            <text:p text:style-name="P14">En aquest apartat s'indicarà en quines UD dividim cada Untat formativa a mode de resum. El més habitual serà que cada UF estarà formada er una UD</text:p>
          </table:table-cell>
          <table:covered-table-cell/>
        </table:table-row>
        <table:table-row>
          <table:table-cell table:style-name="Taula2.A3" office:value-type="string">
            <text:p text:style-name="P14">UF1: .....................................</text:p>
          </table:table-cell>
          <table:table-cell table:style-name="Taula2.B3" office:value-type="string">
            <text:p text:style-name="P14">UD1:..............................</text:p>
          </table:table-cell>
        </table:table-row>
        <table:table-row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>UD2: ...............................</text:p>
          </table:table-cell>
        </table:table-row>
        <table:table-row>
          <table:table-cell table:style-name="Taula2.A3" office:value-type="string">
            <text:p text:style-name="P14">UF2: .......................................</text:p>
          </table:table-cell>
          <table:table-cell table:style-name="Taula2.B3" office:value-type="string">
            <text:p text:style-name="P14">UD3:..............................</text:p>
          </table:table-cell>
        </table:table-row>
        <table:table-row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>UD4: ..................................</text:p>
          </table:table-cell>
        </table:table-row>
        <table:table-row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>UD5: .....................................</text:p>
          </table:table-cell>
        </table:table-row>
        <table:table-row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</table:table-row>
        <table:table-row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</table:table-row>
      </table:table>
      <text:p text:style-name="P11"/>
      <text:p text:style-name="P17">A continuació, per a cada unitat didàctica, s'indicaran:</text:p>
      <text:list text:style-name="L1">
        <text:list-item>
          <text:p text:style-name="P26">El Resultat d'aprenentatge de referencia, es a dir es resultat d'aprenentatge vinculat a aquesta unitat didàctica. Graella antereior</text:p>
        </text:list-item>
        <text:list-item>
          <text:p text:style-name="P26">Els objectius didàctics. Les realitzacions professionals que volem aconseguir en aquesta unitat didàctica. En una o altra UD, totes les realitzacions professionals de la UF corresponent <text:s/>han d'estar reflectides</text:p>
        </text:list-item>
        <text:list-item>
          <text:p text:style-name="P26">La seqüència d'activitats d'ensenyament aprenentatge: ????</text:p>
        </text:list-item>
        <text:list-item>
          <text:p text:style-name="P26">Avaluació de la UD</text:p>
        </text:list-item>
      </text:list>
      <text:p text:style-name="P10"/>
      <text:p text:style-name="P10"/>
      <table:table table:name="Taula3" table:style-name="Taula3">
        <table:table-column table:style-name="Taula3.A"/>
        <table:table-row>
          <table:table-cell table:style-name="Taula3.A1" office:value-type="string">
            <text:p text:style-name="P12">UD1. ...............................</text:p>
          </table:table-cell>
        </table:table-row>
        <table:table-row>
          <table:table-cell table:style-name="Taula3.A2" office:value-type="string">
            <text:p text:style-name="P14"><text:span text:style-name="T1">UFX. .....................</text:span> en la que està inclosa: ...........................................</text:p>
          </table:table-cell>
        </table:table-row>
        <table:table-row>
          <table:table-cell table:style-name="Taula3.A2" office:value-type="string">
            <text:p text:style-name="P15">Resultats d'aprenentatge</text:p>
          </table:table-cell>
        </table:table-row>
        <table:table-row>
          <table:table-cell table:style-name="Taula3.A4" office:value-type="string">
            <text:list text:style-name="L2">
              <text:list-item>
                <text:p text:style-name="P21">........................................</text:p>
              </text:list-item>
              <text:list-item>
                <text:p text:style-name="P21"/>
              </text:list-item>
            </text:list>
          </table:table-cell>
        </table:table-row>
        <table:table-row>
          <table:table-cell table:style-name="Taula3.A2" office:value-type="string">
            <text:p text:style-name="P15">Objectius didàctics</text:p>
          </table:table-cell>
        </table:table-row>
        <table:table-row>
          <table:table-cell table:style-name="Taula3.A4" office:value-type="string">
            <text:list text:style-name="L3">
              <text:list-item>
                <text:p text:style-name="P22">..........................................</text:p>
              </text:list-item>
              <text:list-item>
                <text:p text:style-name="P22"/>
              </text:list-item>
            </text:list>
          </table:table-cell>
        </table:table-row>
        <table:table-row>
          <table:table-cell table:style-name="Taula3.A2" office:value-type="string">
            <text:p text:style-name="P15">Continguts</text:p>
          </table:table-cell>
        </table:table-row>
        <table:table-row>
          <table:table-cell table:style-name="Taula3.A4" office:value-type="string">
            <text:list text:style-name="L4">
              <text:list-item>
                <text:p text:style-name="P23">..............................</text:p>
              </text:list-item>
              <text:list-item>
                <text:p text:style-name="P23"/>
              </text:list-item>
            </text:list>
          </table:table-cell>
        </table:table-row>
        <table:table-row>
          <table:table-cell table:style-name="Taula3.A2" office:value-type="string">
            <text:p text:style-name="P15">Activitats d'ensenyament-aprenentatge</text:p>
          </table:table-cell>
        </table:table-row>
        <table:table-row>
          <table:table-cell table:style-name="Taula3.A4" office:value-type="string">
            <text:list text:style-name="L5">
              <text:list-item>
                <text:p text:style-name="P24">...............................................</text:p>
              </text:list-item>
              <text:list-item>
                <text:p text:style-name="P24"/>
              </text:list-item>
            </text:list>
          </table:table-cell>
        </table:table-row>
        <table:table-row>
          <table:table-cell table:style-name="Taula3.A2" office:value-type="string">
            <text:p text:style-name="P15">Avaluació</text:p>
          </table:table-cell>
        </table:table-row>
        <table:table-row>
          <table:table-cell table:style-name="Taula3.A4" office:value-type="string">
            <text:list text:style-name="L6">
              <text:list-item>
                <text:p text:style-name="P25">........................................</text:p>
              </text:list-item>
              <text:list-item>
                <text:p text:style-name="P25"/>
              </text:list-item>
            </text:list>
          </table:table-cell>
        </table:table-row>
      </table:table>
      <text:p text:style-name="P10"><text:soft-page-break/></text:p>
      <text:p text:style-name="P10"/>
      <table:table table:name="Taula14" table:style-name="Taula14">
        <table:table-column table:style-name="Taula14.A"/>
        <table:table-row>
          <table:table-cell table:style-name="Taula14.A1" office:value-type="string">
            <text:p text:style-name="P12">UD1. ...............................</text:p>
          </table:table-cell>
        </table:table-row>
        <table:table-row>
          <table:table-cell table:style-name="Taula14.A2" office:value-type="string">
            <text:p text:style-name="P14"><text:span text:style-name="T1">UFX. .....................</text:span> en la que està inclosa: ...........................................</text:p>
          </table:table-cell>
        </table:table-row>
        <table:table-row>
          <table:table-cell table:style-name="Taula14.A2" office:value-type="string">
            <text:p text:style-name="P15">Resultats d'aprenentatge</text:p>
          </table:table-cell>
        </table:table-row>
        <table:table-row>
          <table:table-cell table:style-name="Taula14.A4" office:value-type="string">
            <text:list text:style-name="L2">
              <text:list-item text:start-value="1">
                <text:p text:style-name="P21">........................................</text:p>
              </text:list-item>
              <text:list-item>
                <text:p text:style-name="P21"/>
              </text:list-item>
            </text:list>
          </table:table-cell>
        </table:table-row>
        <table:table-row>
          <table:table-cell table:style-name="Taula14.A2" office:value-type="string">
            <text:p text:style-name="P15">Objectius didàctics</text:p>
          </table:table-cell>
        </table:table-row>
        <table:table-row>
          <table:table-cell table:style-name="Taula14.A4" office:value-type="string">
            <text:list text:style-name="L3">
              <text:list-item text:start-value="1">
                <text:p text:style-name="P22">..........................................</text:p>
              </text:list-item>
              <text:list-item>
                <text:p text:style-name="P22"/>
              </text:list-item>
            </text:list>
          </table:table-cell>
        </table:table-row>
        <table:table-row>
          <table:table-cell table:style-name="Taula14.A2" office:value-type="string">
            <text:p text:style-name="P15">Continguts</text:p>
          </table:table-cell>
        </table:table-row>
        <table:table-row>
          <table:table-cell table:style-name="Taula14.A4" office:value-type="string">
            <text:list text:style-name="L4">
              <text:list-item text:start-value="1">
                <text:p text:style-name="P23">..............................</text:p>
              </text:list-item>
              <text:list-item>
                <text:p text:style-name="P23"/>
              </text:list-item>
            </text:list>
          </table:table-cell>
        </table:table-row>
        <table:table-row>
          <table:table-cell table:style-name="Taula14.A2" office:value-type="string">
            <text:p text:style-name="P15">Activitats d'ensenyament-aprenentatge</text:p>
          </table:table-cell>
        </table:table-row>
        <table:table-row>
          <table:table-cell table:style-name="Taula14.A4" office:value-type="string">
            <text:list text:style-name="L5">
              <text:list-item text:start-value="1">
                <text:p text:style-name="P24">...............................................</text:p>
              </text:list-item>
              <text:list-item>
                <text:p text:style-name="P24"/>
              </text:list-item>
            </text:list>
          </table:table-cell>
        </table:table-row>
        <table:table-row>
          <table:table-cell table:style-name="Taula14.A2" office:value-type="string">
            <text:p text:style-name="P15">Avaluació</text:p>
          </table:table-cell>
        </table:table-row>
        <table:table-row>
          <table:table-cell table:style-name="Taula14.A4" office:value-type="string">
            <text:list text:style-name="L6">
              <text:list-item text:start-value="1">
                <text:p text:style-name="P25">........................................</text:p>
              </text:list-item>
              <text:list-item>
                <text:p text:style-name="P25"/>
              </text:list-item>
            </text:list>
          </table:table-cell>
        </table:table-row>
      </table:table>
      <text:p text:style-name="P11">*******Afegir les graelles necessàries*******</text:p>
      <text:p text:style-name="P10"/>
      <text:p text:style-name="P13"/>
      <table:table table:name="Taula4" table:style-name="Taula4">
        <table:table-column table:style-name="Taula4.A"/>
        <table:table-row>
          <table:table-cell table:style-name="Taula4.A1" office:value-type="string">
            <text:p text:style-name="P12">Metodologia</text:p>
          </table:table-cell>
        </table:table-row>
        <table:table-row>
          <table:table-cell table:style-name="Taula4.A2" office:value-type="string">
            <text:p text:style-name="P11"/>
          </table:table-cell>
        </table:table-row>
      </table:table>
      <text:p text:style-name="P11"/>
      <table:table table:name="Taula15" table:style-name="Taula15">
        <table:table-column table:style-name="Taula15.A"/>
        <table:table-row>
          <table:table-cell table:style-name="Taula15.A1" office:value-type="string">
            <text:p text:style-name="P12">Avaluació</text:p>
          </table:table-cell>
        </table:table-row>
        <table:table-row>
          <table:table-cell table:style-name="Taula15.A2" office:value-type="string">
            <text:p text:style-name="P11"/>
          </table:table-cell>
        </table:table-row>
      </table:table>
      <text:p text:style-name="P11"/>
      <table:table table:name="Taula16" table:style-name="Taula16">
        <table:table-column table:style-name="Taula16.A"/>
        <table:table-row>
          <table:table-cell table:style-name="Taula16.A1" office:value-type="string">
            <text:p text:style-name="P12">Recursos</text:p>
          </table:table-cell>
        </table:table-row>
        <table:table-row>
          <table:table-cell table:style-name="Taula16.A2" office:value-type="string">
            <text:p text:style-name="P11"/>
          </table:table-cell>
        </table:table-row>
      </table:table>
      <text:p text:style-name="P11"/>
      <text:p text:style-name="P1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Times New Roman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 text:start-value="6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651cm" fo:margin-left="0cm" fo:margin-right="-0.012cm" table:align="margins" style:writing-mode="lr-tb"/>
    </style:style>
    <style:style style:name="Taula1.A" style:family="table-column">
      <style:table-column-properties style:column-width="5.793cm" style:rel-column-width="21505*"/>
    </style:style>
    <style:style style:name="Taula1.B" style:family="table-column">
      <style:table-column-properties style:column-width="6.366cm" style:rel-column-width="23638*"/>
    </style:style>
    <style:style style:name="Taula1.C" style:family="table-column">
      <style:table-column-properties style:column-width="5.493cm" style:rel-column-width="20392*"/>
    </style:style>
    <style:style style:name="Taula1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ula1.C1" style:family="table-cell">
      <style:table-cell-properties fo:background-color="#e6e6e6" fo:padding="0.097cm" fo:border="0.018cm solid #000000">
        <style:background-image/>
      </style:table-cell-properties>
    </style:style>
    <style:style style:name="Taula1.A2" style:family="table-cell">
      <style:table-cell-properties fo:padding="0.097cm" fo:border-left="0.018cm solid #000000" fo:border-right="none" fo:border-top="none" fo:border-bottom="0.018cm solid #000000"/>
    </style:style>
    <style:style style:name="Taula1.C2" style:family="table-cell">
      <style:table-cell-properties fo:background-color="#cccccc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ula1.C3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text-properties style:font-name="Arial1" fo:font-size="14pt" fo:font-weight="bold" style:font-size-asian="14pt" style:font-weight-asian="bold" style:font-name-complex="Arial1" style:font-size-complex="14pt"/>
    </style:style>
    <style:style style:name="P2" style:family="paragraph" style:parent-style-name="Header">
      <style:text-properties style:font-name="Arial1" fo:font-size="9pt" style:font-size-asian="9pt" style:font-name-complex="Arial1" style:font-size-complex="9pt"/>
    </style:style>
    <style:style style:name="P3" style:family="paragraph" style:parent-style-name="Header">
      <style:text-properties fo:font-size="10pt" fo:language="zxx" fo:country="none" style:font-size-asian="10pt" style:language-asian="zxx" style:country-asian="none" style:font-size-complex="10pt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 style:parent-style-name="Footnote">
      <style:paragraph-properties fo:text-align="start" style:justify-single-word="false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/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fo:margin-top="0.501cm" fo:margin-bottom="0.5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1.251cm" fo:margin-bottom="1.251cm" fo:margin-left="1.358cm" fo:margin-right="2.00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char" svg:x="15.058cm" svg:y="-0.019cm" svg:width="2.619cm" svg:height="1.058cm" draw:z-index="19"><draw:image xlink:href="Pictures/10000000000000E10000005BDB275A74.jpg" xlink:type="simple" xlink:show="embed" xlink:actuate="onLoad"/></draw:frame><draw:frame draw:style-name="fr2" draw:name="graphics2" text:anchor-type="as-char" svg:width="5.607cm" svg:height="0.953cm" draw:z-index="3"><draw:image xlink:href="Pictures/20000007000027F7000006DFD46F969B.wmf" xlink:type="simple" xlink:show="embed" xlink:actuate="onLoad"/></draw:frame> <text:s text:c="7"/><draw:frame draw:style-name="fr2" draw:name="graphics3" text:anchor-type="as-char" svg:width="1.304cm" svg:height="0.954cm" draw:z-index="7"><draw:image xlink:href="Pictures/100000000000006E0000004F9EFA6229.jpg" xlink:type="simple" xlink:show="embed" xlink:actuate="onLoad"/></draw:frame> <text:s text:c="18"/></text:p>
        <text:p text:style-name="P1">IES NICOLAU COPÈRNIC</text:p>
        <text:p text:style-name="P2">Torrent del Batlle, 10 <text:s text:c="2"/>08225 - Terrassa <text:s text:c="19"/>Tel. 937807517 <text:s text:c="6"/>Fax 937807366 <text:s text:c="7"/>Correu-E: a8034059@xtec.net </text:p>
        <text:p text:style-name="P3"><draw:line text:anchor-type="char" draw:z-index="11" draw:style-name="gr1" draw:text-style-name="P4" svg:x1="0cm" svg:y1="0.224cm" svg:x2="17.678cm" svg:y2="0.224cm"><text:p/></draw:line></text:p>
        <text:p text:style-name="Header"/>
      </style:header>
      <style:footer>
        <text:p text:style-name="P5"><text:span text:style-name="Page_20_Number"/><draw:line text:anchor-type="char" draw:z-index="15" draw:style-name="gr2" draw:text-style-name="P4" svg:x1="0.416cm" svg:y1="-0.217cm" svg:x2="17.677cm" svg:y2="-0.217cm"><text:p/></draw:line></text:p>
        <table:table table:name="Taula1" table:style-name="Taula1">
          <table:table-column table:style-name="Taula1.A"/>
          <table:table-column table:style-name="Taula1.B"/>
          <table:table-column table:style-name="Taula1.C"/>
          <table:table-row>
            <table:table-cell table:style-name="Taula1.A1" office:value-type="string">
              <text:p text:style-name="P6"><text:span text:style-name="T2">Procés</text:span>::</text:p>
            </table:table-cell>
            <table:table-cell table:style-name="Taula1.A1" office:value-type="string">
              <text:p text:style-name="P6"><text:span text:style-name="T2">Document</text:span>:</text:p>
            </table:table-cell>
            <table:table-cell table:style-name="Taula1.C1" office:value-type="string">
              <text:p text:style-name="P6"><text:span text:style-name="T2">Data</text:span>: <text:date style:data-style-name="N37" text:date-value="2009-04-14T11:26:08.99">14/04/09</text:date></text:p>
            </table:table-cell>
          </table:table-row>
          <table:table-row>
            <table:table-cell table:style-name="Taula1.A2" office:value-type="string">
              <text:p text:style-name="P6"/>
            </table:table-cell>
            <table:table-cell table:style-name="Taula1.A2" office:value-type="string">
              <text:p text:style-name="P6">Programació didàctica Cicle Formatiu</text:p>
            </table:table-cell>
            <table:table-cell table:style-name="Taula1.C2" office:value-type="string">
              <text:p text:style-name="P6"><text:span text:style-name="T2">Pàgina</text:span> <text:s/><text:page-number text:select-page="current">4</text:page-number> <text:s/><text:span text:style-name="T2">de</text:span> <text:s/><text:page-count>4</text:page-count></text:p>
            </table:table-cell>
          </table:table-row>
          <table:table-row>
            <table:table-cell table:style-name="Taula1.A2" office:value-type="string">
              <text:p text:style-name="P6"><text:span text:style-name="T2">Elaborat</text:span>: Victor Lino</text:p>
            </table:table-cell>
            <table:table-cell table:style-name="Taula1.A2" office:value-type="string">
              <text:p text:style-name="P6"><text:span text:style-name="T2">Revisat</text:span>: Nuria Montolio</text:p>
            </table:table-cell>
            <table:table-cell table:style-name="Taula1.C3" office:value-type="string">
              <text:p text:style-name="P6"><text:span text:style-name="T2">Aprovat</text:span>:: Javier Laganga</text:p>
            </table:table-cell>
          </table:table-row>
        </table:table>
        <text:p text:style-name="P7">Aquest document pot quedar obsolet una vegada imprè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LA ANUAL</dc:title>
    <meta:initial-creator>Javier</meta:initial-creator>
    <meta:creation-date>2008-05-29T12:06:00</meta:creation-date>
    <dc:creator>Victor Lino</dc:creator>
    <dc:date>2009-03-26T06:32:09</dc:date>
    <meta:print-date>2008-04-14T10:24:00</meta:print-date>
    <meta:editing-cycles>16</meta:editing-cycles>
    <meta:editing-duration>PT39M13S</meta:editing-duration>
    <meta:user-defined meta:name="Info 1"/>
    <meta:user-defined meta:name="Info 2"/>
    <meta:user-defined meta:name="Info 3"/>
    <meta:user-defined meta:name="Info 4"/>
    <meta:document-statistic meta:table-count="16" meta:image-count="3" meta:object-count="0" meta:page-count="4" meta:paragraph-count="88" meta:word-count="324" meta:character-count="3242"/>
  </office:meta>
</office:document-meta>
</file>